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ca56a54"/>
    </style:style>
    <style:style style:name="P48" style:family="paragraph" style:parent-style-name="Standard">
      <style:text-properties officeooo:paragraph-rsid="0ca5faa5"/>
    </style:style>
    <style:style style:name="P49" style:family="paragraph" style:parent-style-name="Standard">
      <style:text-properties officeooo:paragraph-rsid="0ca6ddb9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d2e61eb"/>
    </style:style>
    <style:style style:name="P63" style:family="paragraph" style:parent-style-name="Standard">
      <style:text-properties officeooo:paragraph-rsid="0d804757"/>
    </style:style>
    <style:style style:name="P64" style:family="paragraph" style:parent-style-name="Standard">
      <style:text-properties officeooo:paragraph-rsid="0da26ad3"/>
    </style:style>
    <style:style style:name="P65" style:family="paragraph" style:parent-style-name="Standard">
      <style:text-properties officeooo:paragraph-rsid="0d1be4a7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b40abc"/>
    </style:style>
    <style:style style:name="P70" style:family="paragraph" style:parent-style-name="Standard">
      <style:text-properties officeooo:paragraph-rsid="0dbf3336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ddfbc49"/>
    </style:style>
    <style:style style:name="P74" style:family="paragraph" style:parent-style-name="Standard">
      <style:text-properties officeooo:paragraph-rsid="0deb3f7d"/>
    </style:style>
    <style:style style:name="P75" style:family="paragraph" style:parent-style-name="Footnote">
      <style:text-properties officeooo:paragraph-rsid="04473353"/>
    </style:style>
    <style:style style:name="P76" style:family="paragraph" style:parent-style-name="Footnote">
      <style:text-properties officeooo:paragraph-rsid="0cf7e116"/>
    </style:style>
    <style:style style:name="P77" style:family="paragraph" style:parent-style-name="Footnote">
      <style:text-properties officeooo:rsid="043ccc66" officeooo:paragraph-rsid="0dca2508"/>
    </style:style>
    <style:style style:name="P78" style:family="paragraph" style:parent-style-name="Footnote">
      <style:text-properties officeooo:rsid="043ccc66" officeooo:paragraph-rsid="0e50324d"/>
    </style:style>
    <style:style style:name="P79" style:family="paragraph" style:parent-style-name="Footnote">
      <style:text-properties officeooo:rsid="043ccc66" officeooo:paragraph-rsid="0e5afad8"/>
    </style:style>
    <style:style style:name="P80" style:family="paragraph" style:parent-style-name="Standard">
      <style:text-properties officeooo:paragraph-rsid="0e0f3ce4"/>
    </style:style>
    <style:style style:name="P81" style:family="paragraph" style:parent-style-name="Standard">
      <style:text-properties officeooo:paragraph-rsid="0e153b91"/>
    </style:style>
    <style:style style:name="P82" style:family="paragraph" style:parent-style-name="Footnote">
      <style:text-properties officeooo:paragraph-rsid="0e1736d1"/>
    </style:style>
    <style:style style:name="P83" style:family="paragraph" style:parent-style-name="Standard">
      <style:text-properties officeooo:paragraph-rsid="0e26e14b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87" style:family="paragraph" style:parent-style-name="Standard">
      <style:text-properties officeooo:paragraph-rsid="0e5c6890"/>
    </style:style>
    <style:style style:name="P88" style:family="paragraph" style:parent-style-name="Footnote">
      <style:text-properties officeooo:paragraph-rsid="0e72255e"/>
    </style:style>
    <style:style style:name="P89" style:family="paragraph" style:parent-style-name="Standard">
      <style:text-properties officeooo:paragraph-rsid="0e7e5c87"/>
    </style:style>
    <style:style style:name="P90" style:family="paragraph" style:parent-style-name="Footnote">
      <style:text-properties officeooo:paragraph-rsid="0e81bf91"/>
    </style:style>
    <style:style style:name="P91" style:family="paragraph" style:parent-style-name="Standard">
      <style:text-properties officeooo:paragraph-rsid="0e82c297"/>
    </style:style>
    <style:style style:name="P92" style:family="paragraph" style:parent-style-name="Footnote">
      <style:text-properties officeooo:paragraph-rsid="0e83c34e"/>
    </style:style>
    <style:style style:name="P93" style:family="paragraph" style:parent-style-name="Standard">
      <style:text-properties officeooo:paragraph-rsid="0e8858a9"/>
    </style:style>
    <style:style style:name="P94" style:family="paragraph" style:parent-style-name="Footnote">
      <style:text-properties officeooo:rsid="043ccc66" officeooo:paragraph-rsid="0e5afad8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03" style:family="paragraph" style:parent-style-name="Standard">
      <style:text-properties officeooo:paragraph-rsid="0d804757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aabd8f8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1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294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6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7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8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9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01" style:family="text">
      <style:text-properties fo:color="#000000" loext:opacity="100%" officeooo:rsid="004804ae"/>
    </style:style>
    <style:style style:name="T30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officeooo:rsid="047da547"/>
    </style:style>
    <style:style style:name="T3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2" style:family="text">
      <style:text-properties style:use-window-font-color="true" loext:opacity="0%" style:font-name="Liberation Sans" fo:font-size="12pt" style:font-size-asian="12pt" style:font-size-complex="12pt"/>
    </style:style>
    <style:style style:name="T353" style:family="text">
      <style:text-properties officeooo:rsid="04473353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a6f0a69"/>
    </style:style>
    <style:style style:name="T358" style:family="text">
      <style:text-properties officeooo:rsid="0aace3cd"/>
    </style:style>
    <style:style style:name="T359" style:family="text">
      <style:text-properties officeooo:rsid="0b952edb"/>
    </style:style>
    <style:style style:name="T360" style:family="text">
      <style:text-properties fo:font-size="8pt" style:font-size-asian="8pt" style:font-size-complex="8pt" loext:padding="0.049cm" loext:border="0.31pt solid #000000"/>
    </style:style>
    <style:style style:name="T361" style:family="text">
      <style:text-properties officeooo:rsid="0394a435"/>
    </style:style>
    <style:style style:name="T362" style:family="text">
      <style:text-properties officeooo:rsid="0be4091b"/>
    </style:style>
    <style:style style:name="T363" style:family="text">
      <style:text-properties officeooo:rsid="0bf888a9"/>
    </style:style>
    <style:style style:name="T364" style:family="text">
      <style:text-properties officeooo:rsid="0cf7e116"/>
    </style:style>
    <style:style style:name="T365" style:family="text">
      <style:text-properties officeooo:rsid="0d52ea33"/>
    </style:style>
    <style:style style:name="T366" style:family="text">
      <style:text-properties officeooo:rsid="0de11971"/>
    </style:style>
    <style:style style:name="T367" style:family="text">
      <style:text-properties style:font-name="Liberation Sans"/>
    </style:style>
    <style:style style:name="T368" style:family="text">
      <style:text-properties style:font-name="Liberation Sans" fo:font-size="12pt"/>
    </style:style>
    <style:style style:name="T36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" fo:font-size="12pt" fo:language="nl" fo:country="NL" fo:font-style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7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77" style:family="text">
      <style:text-properties style:font-name="Liberation Sans" fo:font-size="12pt" fo:font-style="normal" officeooo:rsid="00bddfbe" style:font-size-asian="12pt" style:font-size-complex="12pt"/>
    </style:style>
    <style:style style:name="T378" style:family="text">
      <style:text-properties style:font-name="Liberation Sans" fo:font-size="12pt" officeooo:rsid="047da547" style:font-size-asian="12pt"/>
    </style:style>
    <style:style style:name="T379" style:family="text">
      <style:text-properties style:font-name="Liberation Sans" fo:font-size="12pt" style:font-size-asian="12pt" style:font-size-complex="12pt"/>
    </style:style>
    <style:style style:name="T380" style:family="text">
      <style:text-properties style:font-name="Liberation Sans" fo:font-size="12pt" officeooo:rsid="01657261" style:font-size-asian="12pt" style:font-size-complex="12pt"/>
    </style:style>
    <style:style style:name="T381" style:family="text">
      <style:text-properties style:font-name="Liberation Sans" fo:font-size="12pt" officeooo:rsid="00bddfbe" style:font-size-asian="12pt" style:font-size-complex="12pt"/>
    </style:style>
    <style:style style:name="T382" style:family="text">
      <style:text-properties style:font-name="Liberation Sans" fo:font-size="12pt" officeooo:rsid="0d1ec96e" style:font-size-asian="12pt" style:font-size-complex="12pt"/>
    </style:style>
    <style:style style:name="T383" style:family="text">
      <style:text-properties style:font-name="Liberation Sans" fo:font-size="12pt" officeooo:rsid="0e2b2f17" style:font-size-asian="12pt" style:font-size-complex="12pt"/>
    </style:style>
    <style:style style:name="T384" style:family="text">
      <style:text-properties style:font-name="Liberation Sans" fo:font-size="12pt" officeooo:rsid="0e2e0824" style:font-size-asian="12pt" style:font-size-complex="12pt"/>
    </style:style>
    <style:style style:name="T385" style:family="text">
      <style:text-properties style:font-name="Liberation Sans" officeooo:rsid="047fb57c"/>
    </style:style>
    <style:style style:name="T386" style:family="text">
      <style:text-properties style:font-name="Liberation Sans" officeooo:rsid="047da547"/>
    </style:style>
    <style:style style:name="T387" style:family="text">
      <style:text-properties officeooo:rsid="0dfbebc7"/>
    </style:style>
    <style:style style:name="T388" style:family="text">
      <style:text-properties officeooo:rsid="01657261" style:font-size-complex="12pt"/>
    </style:style>
    <style:style style:name="T389" style:family="text">
      <style:text-properties officeooo:rsid="0e1fd37f"/>
    </style:style>
    <style:style style:name="T390" style:family="text">
      <style:text-properties fo:font-weight="bold" officeooo:rsid="0e59b6fb" style:font-weight-asian="bold" style:font-weight-complex="bold"/>
    </style:style>
    <style:style style:name="T391" style:family="text">
      <style:text-properties officeooo:rsid="0e3b8d4d"/>
    </style:style>
    <style:style style:name="T392" style:family="text">
      <style:text-properties officeooo:rsid="0e3cac9e"/>
    </style:style>
    <style:style style:name="T393" style:family="text">
      <style:text-properties officeooo:rsid="0e5635a7"/>
    </style:style>
    <style:style style:name="T394" style:family="text">
      <style:text-properties officeooo:rsid="0e56c5f4"/>
    </style:style>
    <style:style style:name="T395" style:family="text">
      <style:text-properties officeooo:rsid="0e5e443a"/>
    </style:style>
    <style:style style:name="T396" style:family="text">
      <style:text-properties officeooo:rsid="0e633903"/>
    </style:style>
    <style:style style:name="T397" style:family="text">
      <style:text-properties officeooo:rsid="0e64fc60"/>
    </style:style>
    <style:style style:name="T398" style:family="text">
      <style:text-properties officeooo:rsid="0e80285f"/>
    </style:style>
    <style:style style:name="T399" style:family="text">
      <style:text-properties officeooo:rsid="0e838e2a"/>
    </style:style>
    <style:style style:name="T400" style:family="text">
      <style:text-properties officeooo:rsid="0e83c34e"/>
    </style:style>
    <style:style style:name="T40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1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4" style:family="text">
      <style:text-properties fo:color="#808080" loext:opacity="100%" style:font-name="Liberation Sans" fo:font-size="12pt" style:font-size-asian="12pt" style:font-size-complex="12pt"/>
    </style:style>
    <style:style style:name="T41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7" style:family="text">
      <style:text-properties style:text-position="super 58%" style:font-name="Liberation Sans" fo:font-size="12pt" fo:language="nl" fo:country="NL" fo:font-style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254">C</text:span></text:span><text:span text:style-name="Strong_20_Emphasis"><text:span text:style-name="T253">hecklist voor </text:span></text:span><text:span text:style-name="Strong_20_Emphasis"><text:span text:style-name="T255">de installatie</text:span></text:span><text:span text:style-name="Strong_20_Emphasis"><text:span text:style-name="T253"> van </text:span></text:span><text:reference-mark-start text:name="Distributie"/><text:span text:style-name="Strong_20_Emphasis"><text:span text:style-name="T256">Ubuntu</text:span></text:span><text:reference-mark-end text:name="Distributie"/><text:span text:style-name="Strong_20_Emphasis"><text:span text:style-name="T256"> </text:span></text:span><text:reference-mark-start text:name="Versie"/><text:span text:style-name="Strong_20_Emphasis"><text:span text:style-name="T257">2</text:span></text:span><text:span text:style-name="Strong_20_Emphasis"><text:span text:style-name="T263">2</text:span></text:span><text:span text:style-name="Strong_20_Emphasis"><text:span text:style-name="T258">.04</text:span></text:span><text:reference-mark-end text:name="Versie"/><text:span text:style-name="Strong_20_Emphasis"><text:span text:style-name="T264"> </text:span></text:span><text:span text:style-name="Strong_20_Emphasis"><text:span text:style-name="T265">LTS</text:span></text:span><text:span text:style-name="Strong_20_Emphasis"><text:span text:style-name="T259"><text:note text:id="ftn1" text:note-class="footnote"><text:note-citation>1</text:note-citation><text:note-body><text:p text:style-name="P82"><text:span text:style-name="T361">Deze versie </text:span><text:span text:style-name="T361"><text:reference-ref text:reference-format="text" text:ref-name="Versie">22.04</text:reference-ref></text:span><text:span text:style-name="T362"><text:s/></text:span><text:span text:style-name="T361">is een zogenaamde LTS-versie (</text:span><text:span text:style-name="T366">LTS=</text:span><text:span text:style-name="T361">Long-Term Support, langetermijnondersteuning).<text:line-break/>Een LTS-versie verschijnt iedere twee jaar </text:span><text:span text:style-name="T365">in </text:span><text:span text:style-name="T361">april (deze in april 202</text:span><text:span text:style-name="T387">2</text:span><text:span text:style-name="T361">) en wordt </text:span><text:span text:style-name="T389">standaard </text:span><text:span text:style-name="T361">vanaf vrijgave </text:span><text:span text:style-name="T235">vijf</text:span><text:span text:style-name="T361"> jaar ondersteund</text:span><text:span text:style-name="T357"> </text:span><text:span text:style-name="T361">(</text:span><text:span text:style-name="T363">updates </text:span><text:span text:style-name="T361">tot april 202</text:span><text:span text:style-name="T387">7</text:span><text:span text:style-name="T357">)</text:span><text:span text:style-name="T361">.</text:span></text:p></text:note-body></text:note></text:span></text:span><text:span text:style-name="Strong_20_Emphasis"><text:span text:style-name="T260"> </text:span></text:span><text:span text:style-name="Strong_20_Emphasis"><text:span text:style-name="T267">(</text:span></text:span><text:span text:style-name="Strong_20_Emphasis"><text:span text:style-name="T266">Jammy Jellyfish</text:span></text:span><text:span text:style-name="Strong_20_Emphasis"><text:span text:style-name="T267">)</text:span></text:span><text:span text:style-name="Strong_20_Emphasis"><text:span text:style-name="T266"> </text:span></text:span><text:reference-mark-start text:name="Editie"/><text:span text:style-name="Strong_20_Emphasis"><text:span text:style-name="T268">D</text:span></text:span><text:span text:style-name="Strong_20_Emphasis"><text:span text:style-name="T261">esktop</text:span></text:span><text:reference-mark-end text:name="Editie"/><text:span text:style-name="Strong_20_Emphasis"><text:span text:style-name="T262">.</text:span></text:span></text:p>
      <text:p text:style-name="P9"/>
      <text:p text:style-name="P81"><text:span text:style-name="T55">Kijk op</text:span><text:span text:style-name="T253"> </text:span><text:a xlink:type="simple" xlink:href="https://karelzimmer.nl/" text:style-name="Internet_20_link" text:visited-style-name="Visited_20_Internet_20_Link"><text:span text:style-name="Internet_20_link"><text:span text:style-name="T369">karelzimmer.nl</text:span></text:span></text:a><text:span text:style-name="T253"> </text:span><text:span text:style-name="T327">voor</text:span><text:span text:style-name="T328"> </text:span><text:span text:style-name="T329">deze en andere </text:span><text:span text:style-name="T90">checklists, scripts, </text:span><text:span text:style-name="T91">en informatie</text:span><text:span text:style-name="T90">.</text:span></text:p>
      <text:p text:style-name="P10"/>
      <text:p text:style-name="P42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367">V</text:span><text:span text:style-name="T385">ul de waarden in het tekstvak achter de </text:span><text:span text:style-name="Definition"><text:span text:style-name="T378">schuingedrukte</text:span></text:span><text:span text:style-name="T367"> </text:span><text:span text:style-name="T386">woorden </text:span><text:span text:style-name="T330">(zie toelichting)</text:span><text:span text:style-name="T386">:</text:span></text:p>
      <text:p text:style-name="P2"><text:span text:style-name="Definition"><text:span text:style-name="T347">g</text:span></text:span><text:span text:style-name="Definition"><text:span text:style-name="T346">ebruiker</text:span></text:span><text:span text:style-name="Definition"><text:span text:style-name="T335"><text:tab/><text:tab/></text:span></text:span><text:span text:style-name="Definition"><text:span text:style-name="T352"> <text:tab/><text:tab/></text:span></text:span><text:span text:style-name="T336"><draw:control text:anchor-type="as-char" svg:y="-0.429cm" draw:z-index="9" draw:name="Gebruiker" draw:style-name="gr2" draw:text-style-name="P105" svg:width="6.061cm" svg:height="0.6cm" draw:control="control10"><svg:title>Gebruiker</svg:title><svg:desc>Volledige naam, bijv. Jan Stek</svg:desc></draw:control></text:span><text:span text:style-name="T336"><text:tab/></text:span><text:span text:style-name="T337">(</text:span><text:span text:style-name="T332">volledige naam, bijv. </text:span><text:span text:style-name="T334">J</text:span><text:span text:style-name="T351">a</text:span><text:span text:style-name="T334">n </text:span><text:span text:style-name="T351">Jansen</text:span><text:span text:style-name="T333">)</text:span></text:p>
      <text:p text:style-name="Standard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31"><text:tab/></text:span></text:span><text:span text:style-name="Definition"><text:span text:style-name="T331"><draw:control text:anchor-type="as-char" svg:y="-0.429cm" draw:z-index="10" draw:name="Gberuikersnaam" draw:style-name="gr2" draw:text-style-name="P105" svg:width="6.061cm" svg:height="0.6cm" draw:control="control11"><svg:title>Gebruikersnaam</svg:title><svg:desc>Korte naam, bijv. jan</svg:desc></draw:control></text:span></text:span><text:span text:style-name="Definition"><text:span text:style-name="T331"><text:tab/></text:span></text:span><text:span text:style-name="T370">(korte naam, bijv. </text:span><text:span text:style-name="T272">j</text:span><text:span text:style-name="T273">an</text:span><text:span text:style-name="T370">)</text:span></text:p>
      <text:p text:style-name="P1"><text:span text:style-name="Definition"><text:span text:style-name="T349">c</text:span></text:span><text:span text:style-name="Definition"><text:span text:style-name="T348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1" draw:name="Computernaam" draw:style-name="gr2" draw:text-style-name="P105" svg:width="6.061cm" svg:height="0.6cm" draw:control="control12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naam van de compute</text:span></text:span><text:span text:style-name="Definition"><text:span text:style-name="T341">r, </text:span></text:span><text:span text:style-name="Definition"><text:span text:style-name="T342">bijv. </text:span></text:span><text:span text:style-name="Definition"><text:span text:style-name="T343">pc02</text:span></text:span><text:span text:style-name="Definition"><text:span text:style-name="T339">)</text:span></text:span></text:p>
      <text:p text:style-name="P1"><text:span text:style-name="Definition"><text:span text:style-name="T347">o</text:span></text:span><text:span text:style-name="Definition"><text:span text:style-name="T346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2" draw:name="Opstartmenu" draw:style-name="gr2" draw:text-style-name="P105" svg:width="6.061cm" svg:height="0.6cm" draw:control="control13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4">ets voor het opstartmedium</text:span></text:span><text:span text:style-name="Definition"><text:span text:style-name="T345">)</text:span></text:span></text:p>
      <text:p text:style-name="P1"><text:span text:style-name="Definition"><text:span text:style-name="T349">i</text:span></text:span><text:span text:style-name="Definition"><text:span text:style-name="T350">nstellingen</text:span></text:span><text:span text:style-name="T339"><text:tab/><text:tab/> <text:tab/></text:span><text:span text:style-name="T339"><draw:control text:anchor-type="as-char" svg:y="-0.429cm" draw:z-index="8" draw:name="Instellingen" draw:style-name="gr2" draw:text-style-name="P105" svg:width="6.061cm" svg:height="0.6cm" draw:control="control9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Definition"><text:span text:style-name="T402">g</text:span></text:span><text:span text:style-name="Definition"><text:span text:style-name="T401">ebruiker</text:span></text:span><text:span text:style-name="Definition"><text:span text:style-name="T403">2</text:span></text:span><text:span text:style-name="Definition"><text:span text:style-name="T404"><text:tab/></text:span></text:span><text:span text:style-name="Definition"><text:span text:style-name="T414"> <text:tab/><text:tab/></text:span></text:span><text:span text:style-name="T405"><draw:control text:anchor-type="as-char" svg:y="-0.429cm" draw:z-index="18" draw:name="Gebruiker 1" draw:style-name="gr2" draw:text-style-name="P105" svg:width="6.061cm" svg:height="0.6cm" draw:control="control19"><svg:title>Gebruiker</svg:title><svg:desc>Volledige naam, bijv. Jan Stek</svg:desc></draw:control></text:span><text:span text:style-name="T405"><text:tab/></text:span><text:span text:style-name="T406">(</text:span><text:span text:style-name="T407">volledige naam </text:span><text:span text:style-name="T408">evt. 2</text:span><text:span text:style-name="T415">e</text:span><text:span text:style-name="T408"> gebruiker</text:span><text:span text:style-name="T409">)</text:span></text:p>
      <text:p text:style-name="P83"><text:span text:style-name="Definition"><text:span text:style-name="T402">g</text:span></text:span><text:span text:style-name="Definition"><text:span text:style-name="T401">ebruikersnaam</text:span></text:span><text:span text:style-name="Definition"><text:span text:style-name="T403">2</text:span></text:span><text:span text:style-name="Definition"><text:span text:style-name="T410"><text:tab/></text:span></text:span><text:span text:style-name="Definition"><text:span text:style-name="T410"><draw:control text:anchor-type="as-char" svg:y="-0.429cm" draw:z-index="19" draw:name="Gberuikersnaam 1" draw:style-name="gr2" draw:text-style-name="P105" svg:width="6.061cm" svg:height="0.6cm" draw:control="control20"><svg:title>Gebruikersnaam</svg:title><svg:desc>Korte naam, bijv. jan</svg:desc></draw:control></text:span></text:span><text:span text:style-name="Definition"><text:span text:style-name="T410"><text:tab/></text:span></text:span><text:span text:style-name="T411">(korte naam</text:span><text:span text:style-name="T412"> </text:span><text:span text:style-name="T413">evt. 2</text:span><text:span text:style-name="T416">e</text:span><text:span text:style-name="T413"> gebruiker</text:span><text:span text:style-name="T411">)</text:span></text:p>
      <text:p text:style-name="P3"><text:span text:style-name="T274">Vervang </text:span><text:span text:style-name="Definition"><text:span text:style-name="T373">schuingedrukte</text:span></text:span><text:span text:style-name="T274"> </text:span><text:span text:style-name="T275">woorden </text:span><text:span text:style-name="T274">in deze checklist door </text:span><text:span text:style-name="T275">boven</text:span><text:span text:style-name="T274">staande waarden.</text:span></text:p>
      <text:p text:style-name="P5"><text:span text:style-name="Strong_20_Emphasis"><text:span text:style-name="T282"/></text:span></text:p>
      <text:p text:style-name="P5"><text:span text:style-name="Strong_20_Emphasis"><text:span text:style-name="T282"/></text:span></text:p>
      <text:p text:style-name="P4"><text:span text:style-name="T284">Nog niet op Linux?</text:span><text:span text:style-name="T276"><text:tab/></text:span><text:span text:style-name="T280"><text:tab/></text:span><text:span text:style-name="T281">G</text:span><text:span text:style-name="T277">ebruik </text:span><text:span text:style-name="Strong_20_Emphasis"><text:span text:style-name="T285">Checklist migratie</text:span></text:span><text:span text:style-name="T277"> op </text:span><text:a xlink:type="simple" xlink:href="https://karelzimer.nl/" text:style-name="Internet_20_link" text:visited-style-name="Visited_20_Internet_20_Link"><text:span text:style-name="Internet_20_link"><text:span text:style-name="T371">karelzimmer.nl</text:span></text:span></text:a><text:span text:style-name="T278"> onder </text:span><text:span text:style-name="T283">Linux</text:span><text:span text:style-name="T279">.</text:span></text:p>
      <text:p text:style-name="P43"><text:span text:style-name="T241">Nieuwe installatie?</text:span><text:span text:style-name="T236"><text:tab/></text:span><text:span text:style-name="T238"></text:span><text:span text:style-name="T240"><text:tab/></text:span><text:span text:style-name="T239">B</text:span><text:span text:style-name="T236">egin bij hoofdstuk </text:span><text:span text:style-name="T241"><text:bookmark-ref text:reference-format="page" text:ref-name="__RefNumPara__4009_1271708128">2</text:bookmark-ref></text:span><text:span text:style-name="T236"><text:s text:c="2"/></text:span><text:span text:style-name="T242"><text:bookmark-ref text:reference-format="text" text:ref-name="__RefNumPara__4009_1271708128">Installatie uitvoeren</text:bookmark-ref></text:span><text:span text:style-name="T237">.</text:span></text:p>
      <text:p text:style-name="P23"/>
      <text:list xml:id="list3273025068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55284444944">
          <table:table-cell table:style-name="_31_._5f_Installatie_5f_voorbereiden.A1" office:value-type="string">
            <text:p text:style-name="P60"><text:span text:style-name="Strong_20_Emphasis"><text:span text:style-name="T96"><text:s/></text:span></text:span><text:span text:style-name="Strong_20_Emphasis"><text:span text:style-name="T148"><draw:control text:anchor-type="as-char" draw:z-index="17" draw:name="Vorm3_ 1" draw:style-name="gr1" draw:text-style-name="P10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95">Leg Wi</text:span></text:span><text:span text:style-name="Strong_20_Emphasis"><text:span text:style-name="T98">F</text:span></text:span><text:span text:style-name="Strong_20_Emphasis"><text:span text:style-name="T95">i-</text:span></text:span><text:span text:style-name="Strong_20_Emphasis"><text:span text:style-name="T99">gegevens vast zoals de naam v</text:span></text:span><text:span text:style-name="Strong_20_Emphasis"><text:span text:style-name="T100">a</text:span></text:span><text:span text:style-name="Strong_20_Emphasis"><text:span text:style-name="T99">n het netwerk (SSID) en wachtwoord</text:span></text:span><text:span text:style-name="Strong_20_Emphasis"><text:span text:style-name="T97"><text:note text:id="ftn2" text:note-class="footnote"><text:note-citation>2</text:note-citation><text:note-body><text:p text:style-name="P78"><text:span text:style-name="User_20_Entry"><text:span text:style-name="T214">Bijv. </text:span></text:span><text:span text:style-name="User_20_Entry"><text:span text:style-name="T213">met </text:span></text:span><text:span text:style-name="User_20_Entry"><text:span text:style-name="T215">Terminalvenster</text:span></text:span><text:span text:style-name="User_20_Entry"><text:span text:style-name="T212"> </text:span></text:span><text:span text:style-name="User_20_Entry"><text:span text:style-name="T214">opdracht</text:span></text:span><text:span text:style-name="User_20_Entry"><text:span text:style-name="T212">: </text:span></text:span><text:span text:style-name="User_20_Entry"><text:span text:style-name="T229">sudo </text:span></text:span><text:span text:style-name="User_20_Entry"><text:span text:style-name="T231">more</text:span></text:span><text:span text:style-name="User_20_Entry"><text:span text:style-name="T229"> </text:span></text:span><text:span text:style-name="User_20_Entry"><text:span text:style-name="T230">/etc/NetworkManager/system-connections/</text:span></text:span><text:span text:style-name="User_20_Entry"><text:span text:style-name="T229">*</text:span></text:span></text:p></text:note-body></text:note></text:span></text:span><text:span text:style-name="Strong_20_Emphasis"><text:span text:style-name="T97">.</text:span></text:span></text:p>
          </table:table-cell>
        </table:table-row>
        <table:table-row table:style-name="TableLine93955285730720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3955285731008">
          <table:table-cell table:style-name="_31_._5f_Installatie_5f_voorbereiden.A1" office:value-type="string">
            <text:p text:style-name="P58"><text:span text:style-name="Strong_20_Emphasis"><text:span text:style-name="T96"><text:s/></text:span></text:span><text:span text:style-name="Strong_20_Emphasis"><text:span text:style-name="T148"><draw:control text:anchor-type="as-char" draw:z-index="15" draw:name="Vorm3_0" draw:style-name="gr1" draw:text-style-name="P10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6">Aanmelden als </text:span></text:span><text:span text:style-name="Definition"><text:span text:style-name="T375">gebruike</text:span></text:span><text:span text:style-name="Definition"><text:span text:style-name="T376">r</text:span></text:span><text:span text:style-name="Strong_20_Emphasis"><text:span text:style-name="T97"><text:note text:id="ftn3" text:note-class="footnote"><text:note-citation>3</text:note-citation><text:note-body><text:p text:style-name="P77"><text:span text:style-name="User_20_Entry"><text:span text:style-name="T21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User_20_Entry"><text:span text:style-name="T223">gebruiker</text:span></text:span><text:span text:style-name="User_20_Entry"><text:span text:style-name="T221">s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97">.</text:span></text:span></text:p>
          </table:table-cell>
        </table:table-row>
        <table:table-row table:style-name="TableLine9395528573129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955285731584">
          <table:table-cell table:style-name="_31_._5f_Installatie_5f_voorbereiden.A1" office:value-type="string">
            <text:p text:style-name="P54"><text:span text:style-name="Strong_20_Emphasis"><text:span text:style-name="T102"><text:s/></text:span></text:span><text:span text:style-name="Strong_20_Emphasis"><text:span text:style-name="T150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4" text:note-class="footnote"><text:note-citation>4</text:note-citation><text:note-body><text:p text:style-name="P92"><text:span text:style-name="T399">Debian-</text:span><text:span text:style-name="T400">p</text:span>akket kz plaatst documenten en scripts van Karel Zimmer <text:span text:style-name="T39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46">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53"><text:note text:id="ftn5" text:note-class="footnote"><text:note-citation>5</text:note-citation><text:note-body><text:p text:style-name="P76"><text:span text:style-name="T234">D</text:span>e <text:span text:style-name="T360">Super</text:span>-toets <text:span text:style-name="T234">is </text:span>de Windows<text:span text:style-name="T364">-</text:span><text:span text:style-name="T359">toets</text:span>, <text:span text:style-name="T364">C</text:span>ommand-<text:span text:style-name="T359">toets</text:span>, of <text:span text:style-name="T364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2">Terminalvenster</text:span></text:span><text:span text:style-name="Strong_20_Emphasis"><text:span text:style-name="T105">.</text:span></text:span></text:p>
          </table:table-cell>
        </table:table-row>
        <table:table-row table:style-name="TableLine93955285731872">
          <table:table-cell table:style-name="_31_._5f_Installatie_5f_voorbereiden.A1" office:value-type="string">
            <text:p text:style-name="P67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57"><text:span text:style-name="T379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07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95528573216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72"><text:span text:style-name="T379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395528573244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55285732736">
          <table:table-cell table:style-name="_31_._5f_Installatie_5f_voorbereiden.A1" office:value-type="string">
            <text:p text:style-name="P54"><text:span text:style-name="Strong_20_Emphasis"><text:span text:style-name="T102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1">Bereid de installatie voor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2">druk </text:span></text:span><text:span text:style-name="Strong_20_Emphasis"><text:span text:style-name="T113">op de </text:span></text:span><text:span text:style-name="Strong_20_Emphasis"><text:span text:style-name="T114">Super</text:span></text:span><text:span text:style-name="Strong_20_Emphasis"><text:span text:style-name="T113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1">, </text:span></text:span><text:span text:style-name="Strong_20_Emphasis"><text:span text:style-name="T115">t</text:span></text:span><text:span text:style-name="Strong_20_Emphasis"><text:span text:style-name="T116">yp </text:span></text:span><text:span text:style-name="Strong_20_Emphasis"><text:span text:style-name="T173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18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</text:span></text:span><text:span text:style-name="Strong_20_Emphasis"><text:span text:style-name="T151">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3">.</text:span></text:span></text:p>
          </table:table-cell>
        </table:table-row>
        <table:table-row table:style-name="TableLine93955285733024">
          <table:table-cell table:style-name="_31_._5f_Installatie_5f_voorbereiden.A1" office:value-type="string">
            <text:p text:style-name="P68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20">K</text:span></text:span><text:span text:style-name="Strong_20_Emphasis"><text:span text:style-name="T121">ie</text:span></text:span><text:span text:style-name="Strong_20_Emphasis"><text:span text:style-name="T122">s</text:span></text:span><text:span text:style-name="Strong_20_Emphasis"><text:span text:style-name="T110"> </text:span></text:span><text:span text:style-name="Strong_20_Emphasis"><text:span text:style-name="T199">1</text:span></text:span><text:span text:style-name="Strong_20_Emphasis"><text:span text:style-name="T200"> </text:span></text:span><text:span text:style-name="Strong_20_Emphasis"><text:span text:style-name="T201">In</text:span></text:span><text:span text:style-name="Strong_20_Emphasis"><text:span text:style-name="T186">stallatie voorbereiden</text:span></text:span><text:span text:style-name="Strong_20_Emphasis"><text:span text:style-name="T123"> </text:span></text:span><text:span text:style-name="Strong_20_Emphasis"><text:span text:style-name="T109">en volg </text:span></text:span><text:span text:style-name="Strong_20_Emphasis"><text:span text:style-name="T110">de aanwijzingen op het scherm.</text:span></text:span></text:p>
          </table:table-cell>
        </table:table-row>
      </table:table>
      <text:p text:style-name="P13"/>
      <text:list xml:id="list131123900889896" text:continue-numbering="true" text:style-name="L1">
        <text:list-item>
          <text:p text:style-name="P100"><text:bookmark-start text:name="__RefNumPara__4009_1271708128"/><text:span text:style-name="Strong_20_Emphasis"><text:span text:style-name="T368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55285675536">
          <table:table-cell table:style-name="_32_._5f_Installatie_5f_uitvoeren.A1" office:value-type="string">
            <text:p text:style-name="P54"><text:span text:style-name="Strong_20_Emphasis"><text:span text:style-name="T102"><text:s/></text:span></text:span><text:span text:style-name="Strong_20_Emphasis"><text:span text:style-name="T150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1">Start de computer op vanaf </text:span><text:span text:style-name="T301">een </text:span><text:span text:style-name="T301"><text:reference-ref text:reference-format="text" text:ref-name="Distributie">Ubuntu</text:reference-ref></text:span><text:span text:style-name="T301"><text:s/></text:span><text:span text:style-name="T11"><text:reference-ref text:reference-format="text" text:ref-name="Versie">22.04</text:reference-ref></text:span><text:span text:style-name="T224"><text:s/></text:span><text:span text:style-name="T224"><text:reference-ref text:reference-format="text" text:ref-name="Editie">Desktop</text:reference-ref></text:span><text:span text:style-name="T224"><text:s/>Live</text:span><text:span text:style-name="T224"><text:note text:id="ftn6" text:note-class="footnote"><text:note-citation>1</text:note-citation><text:note-body><text:p text:style-name="P75"><text:span text:style-name="T353">Vanaf ee</text:span>n Live <text:span text:style-name="T358">USB-stick </text:span><text:span text:style-name="T393">(</text:span><text:span text:style-name="T358">of </text:span><text:span text:style-name="T394">cd/dvd</text:span><text:span text:style-name="T393">)</text:span><text:span text:style-name="T3"> </text:span>kunt <text:span text:style-name="T353">u opstarten en</text:span> met <text:reference-ref text:reference-format="text" text:ref-name="Distributie">Ubuntu</text:reference-ref><text:s/>werken zonder deze te installeren.</text:p></text:note-body></text:note></text:span><text:span text:style-name="T224"> </text:span><text:span text:style-name="T225">USB-stick</text:span><text:span text:style-name="T225"><text:note text:id="ftn7" text:note-class="footnote"><text:note-citation>2</text:note-citation><text:note-body><text:p text:style-name="P88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55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88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88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32">Etche</text:span></text:span><text:span text:style-name="Strong_20_Emphasis"><text:span text:style-name="T233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13">); </text:span></text:span><text:span text:style-name="Strong_20_Emphasis"><text:span text:style-name="T232">Etche</text:span></text:span><text:span text:style-name="Strong_20_Emphasis"><text:span text:style-name="T233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24">.</text:span></text:p>
            <text:p text:style-name="P47"><text:span text:style-name="T209">Opstartmenu/</text:span><text:span text:style-name="T210">boot menu</text:span><text:span text:style-name="T209"> </text:span><text:span text:style-name="T208">via </text:span><text:span text:style-name="Definition"><text:span text:style-name="T388">opstartmenu</text:span></text:span><text:span text:style-name="T208">, </text:span><text:span text:style-name="T209">instellingen/</text:span><text:span text:style-name="T210">setup</text:span><text:span text:style-name="T208"> via </text:span><text:span text:style-name="Definition"><text:span text:style-name="T380">instellingen</text:span></text:span><text:span text:style-name="T208">.</text:span></text:p>
          </table:table-cell>
        </table:table-row>
        <table:table-row table:style-name="TableLine93955285710032">
          <table:table-cell table:style-name="_32_._5f_Installatie_5f_uitvoeren.A1" office:value-type="string">
            <text:p text:style-name="P54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2">Kies</text:span></text:span><text:span text:style-name="Strong_20_Emphasis"><text:span text:style-name="T56"> </text:span></text:span><text:span text:style-name="Strong_20_Emphasis"><text:span text:style-name="T153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183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3955285712544">
          <table:table-cell table:style-name="_32_._5f_Installatie_5f_uitvoeren.A1" office:value-type="string">
            <text:p text:style-name="P54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17"><text:span text:style-name="T300">Kies </text:span><text:span text:style-name="T287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300">.</text:span></text:p>
          </table:table-cell>
        </table:table-row>
        <table:table-row table:style-name="TableLine9395528570681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5528570395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2"><text:span text:style-name="Strong_20_Emphasis"><text:span text:style-name="T93">V</text:span></text:span><text:span text:style-name="Strong_20_Emphasis"><text:span text:style-name="T83">olg de aanwijzingen </text:span></text:span><text:span text:style-name="Strong_20_Emphasis"><text:span text:style-name="T94">op de schermen</text:span></text:span><text:span text:style-name="Strong_20_Emphasis"><text:span text:style-name="T169">.</text:span></text:span></text:p>
          </table:table-cell>
        </table:table-row>
        <table:table-row table:style-name="TableLine9395528593633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55285936624">
          <table:table-cell table:style-name="_32_._5f_Installatie_5f_uitvoeren.A1" office:value-type="string">
            <text:p text:style-name="P93"><text:span text:style-name="Strong_20_Emphasis"><text:span text:style-name="T379"><text:s/></text:span></text:span><text:span text:style-name="Strong_20_Emphasis"><text:span text:style-name="T102"><draw:control text:anchor-type="as-char" draw:z-index="21" draw:name="Vorm12" draw:style-name="gr1" draw:text-style-name="P104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64">Als </text:span></text:span><text:span text:style-name="Strong_20_Emphasis"><text:span text:style-name="T65">het </text:span></text:span><text:span text:style-name="Strong_20_Emphasis"><text:span text:style-name="T66">het scherm </text:span></text:span><text:span text:style-name="Strong_20_Emphasis"><text:span text:style-name="T193">Draadloos</text:span></text:span><text:span text:style-name="Strong_20_Emphasis"><text:span text:style-name="T66"> </text:span></text:span><text:span text:style-name="Strong_20_Emphasis"><text:span text:style-name="T65">verschijnt, </text:span></text:span><text:span text:style-name="Strong_20_Emphasis"><text:span text:style-name="T67">kies</text:span></text:span><text:span text:style-name="Strong_20_Emphasis"><text:span text:style-name="T66"> </text:span></text:span><text:span text:style-name="Strong_20_Emphasis"><text:span text:style-name="T67">een draadloos netwerk, maak </text:span></text:span><text:span text:style-name="Strong_20_Emphasis"><text:span text:style-name="T55">verbinding, </text:span></text:span><text:span text:style-name="Strong_20_Emphasis"><text:span text:style-name="T68">en klik</text:span></text:span><text:span text:style-name="Strong_20_Emphasis"><text:span text:style-name="T55"> </text:span></text:span><text:span text:style-name="Strong_20_Emphasis"><text:span text:style-name="T69">op </text:span></text:span><text:span text:style-name="Strong_20_Emphasis"><text:span text:style-name="T187">Verder</text:span></text:span><text:span text:style-name="Strong_20_Emphasis"><text:span text:style-name="T55">.</text:span></text:span></text:p>
          </table:table-cell>
        </table:table-row>
        <table:table-row table:style-name="TableLine9395528593691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955285937200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2"><draw:control text:anchor-type="as-char" draw:z-index="3" draw:name="Vorm16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70">O</text:span></text:span><text:span text:style-name="Strong_20_Emphasis"><text:span text:style-name="T71">p het scherm </text:span></text:span><text:span text:style-name="Strong_20_Emphasis"><text:span text:style-name="T194">Installatietype</text:span></text:span><text:span text:style-name="Strong_20_Emphasis"><text:span text:style-name="T159"> </text:span></text:span><text:span text:style-name="Strong_20_Emphasis"><text:span text:style-name="T160">selecteer</text:span></text:span><text:span text:style-name="Strong_20_Emphasis"><text:span text:style-name="T161"> </text:span></text:span><text:span text:style-name="Strong_20_Emphasis"><text:span text:style-name="T304">het gewenste </text:span></text:span><text:span text:style-name="Strong_20_Emphasis"><text:span text:style-name="T319">Installatie type</text:span></text:span><text:span text:style-name="Strong_20_Emphasis"><text:span text:style-name="T304">.</text:span></text:span></text:p>
          </table:table-cell>
        </table:table-row>
        <table:table-row table:style-name="TableLine9395528593748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80"><text:span text:style-name="Strong_20_Emphasis"><text:span text:style-name="T305">K</text:span></text:span><text:span text:style-name="Strong_20_Emphasis"><text:span text:style-name="T72">lik </text:span></text:span><text:span text:style-name="Strong_20_Emphasis"><text:span text:style-name="T73">op</text:span></text:span><text:span text:style-name="Strong_20_Emphasis"><text:span text:style-name="T72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72">, </text:span></text:span><text:span text:style-name="Strong_20_Emphasis"><text:span text:style-name="T89">of klik op </text:span></text:span><text:span text:style-name="Strong_20_Emphasis"><text:span text:style-name="T184">Verder</text:span></text:span><text:span text:style-name="Strong_20_Emphasis"><text:span text:style-name="T89"> en </text:span></text:span><text:span text:style-name="Strong_20_Emphasis"><text:span text:style-name="T157">c</text:span></text:span><text:span text:style-name="Strong_20_Emphasis"><text:span text:style-name="T74">ontroleer de </text:span></text:span><text:span text:style-name="Strong_20_Emphasis"><text:span text:style-name="T75">voorgestelde </text:span></text:span><text:span text:style-name="Strong_20_Emphasis"><text:span text:style-name="T74">schijfindelin</text:span></text:span><text:span text:style-name="Strong_20_Emphasis"><text:span text:style-name="T76">g,</text:span></text:span><text:span text:style-name="Strong_20_Emphasis"><text:span text:style-name="T74"> </text:span></text:span><text:span text:style-name="Strong_20_Emphasis"><text:span text:style-name="T77">kies de gewenste schijf, </text:span></text:span><text:span text:style-name="Strong_20_Emphasis"><text:span text:style-name="T76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68">.</text:span></text:span></text:p>
          </table:table-cell>
        </table:table-row>
        <table:table-row table:style-name="TableLine93955285937776">
          <table:table-cell table:style-name="_32_._5f_Installatie_5f_uitvoeren.A1" office:value-type="string">
            <text:p text:style-name="P7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0">O</text:span></text:span><text:span text:style-name="Strong_20_Emphasis"><text:span text:style-name="T71">p het scherm </text:span></text:span><text:span text:style-name="Strong_20_Emphasis"><text:span text:style-name="T194">Wilt u deze aanpassingen wegschrijven naar de schijven? </text:span></text:span><text:span text:style-name="Strong_20_Emphasis"><text:span text:style-name="T78">controleer de </text:span></text:span><text:span text:style-name="Strong_20_Emphasis"><text:span text:style-name="T79">partities</text:span></text:span><text:span text:style-name="Strong_20_Emphasis"><text:span text:style-name="T78"> </text:span></text:span><text:span text:style-name="Strong_20_Emphasis"><text:span text:style-name="T80">die </text:span></text:span><text:span text:style-name="Strong_20_Emphasis"><text:span text:style-name="T81">geformatteerd</text:span></text:span><text:span text:style-name="Strong_20_Emphasis"><text:span text:style-name="T80"> worden </text:span></text:span><text:span text:style-name="Strong_20_Emphasis"><text:span text:style-name="T78">en </text:span></text:span><text:span text:style-name="Strong_20_Emphasis"><text:span text:style-name="T70">klik </text:span></text:span><text:span text:style-name="Strong_20_Emphasis"><text:span text:style-name="T72">op </text:span></text:span><text:span text:style-name="Strong_20_Emphasis"><text:span text:style-name="T188">Verder</text:span></text:span><text:span text:style-name="Strong_20_Emphasis"><text:span text:style-name="T72">.</text:span></text:span></text:p>
          </table:table-cell>
        </table:table-row>
        <table:table-row table:style-name="TableLine9395528593806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955285938352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2"><draw:control text:anchor-type="as-char" draw:z-index="4" draw:name="Vorm19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6">O</text:span></text:span><text:span text:style-name="Strong_20_Emphasis"><text:span text:style-name="T307">p </text:span></text:span><text:span text:style-name="Strong_20_Emphasis"><text:span text:style-name="T308">het </text:span></text:span><text:span text:style-name="Strong_20_Emphasis"><text:span text:style-name="T309">scherm </text:span></text:span><text:span text:style-name="Strong_20_Emphasis"><text:span text:style-name="T320">Waar bevindt u zich?</text:span></text:span><text:span text:style-name="Strong_20_Emphasis"><text:span text:style-name="T309"> </text:span></text:span><text:span text:style-name="Strong_20_Emphasis"><text:span text:style-name="T310">controleer </text:span></text:span><text:span text:style-name="Strong_20_Emphasis"><text:span text:style-name="T311">de </text:span></text:span><text:span text:style-name="Strong_20_Emphasis"><text:span text:style-name="T310">locatie en </text:span></text:span><text:span text:style-name="Strong_20_Emphasis"><text:span text:style-name="T306">klik </text:span></text:span><text:span text:style-name="Strong_20_Emphasis"><text:span text:style-name="T309">op </text:span></text:span><text:span text:style-name="Strong_20_Emphasis"><text:span text:style-name="T320">Verder</text:span></text:span><text:span text:style-name="Strong_20_Emphasis"><text:span text:style-name="T309">.</text:span></text:span></text:p>
          </table:table-cell>
        </table:table-row>
        <table:table-row table:style-name="TableLine93955285938640">
          <table:table-cell table:style-name="_32_._5f_Installatie_5f_uitvoeren.A1" office:value-type="string">
            <text:p text:style-name="P54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7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12"> </text:span></text:span><text:span text:style-name="Definition"><text:span text:style-name="T381">gebruiker</text:span></text:span><text:span text:style-name="Strong_20_Emphasis"><text:span text:style-name="T313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377"> </text:span></text:span><text:span text:style-name="Definition"><text:span text:style-name="T381">computernaam</text:span></text:span><text:span text:style-name="Strong_20_Emphasis"><text:span text:style-name="T312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12"> </text:span></text:span><text:span text:style-name="Definition"><text:span text:style-name="T381">gebruikersnaam</text:span></text:span><text:span text:style-name="Strong_20_Emphasis"><text:span text:style-name="T312">,<text:line-break/></text:span></text:span><text:span text:style-name="Strong_20_Emphasis"><text:span text:style-name="T314">g</text:span></text:span><text:span text:style-name="Strong_20_Emphasis"><text:span text:style-name="T303">eef tweemaal een </text:span></text:span><text:span text:style-name="Strong_20_Emphasis"><text:span text:style-name="T318">wachtwoord</text:span></text:span><text:span text:style-name="Strong_20_Emphasis"><text:span text:style-name="T303">,</text:span></text:span><text:span text:style-name="Strong_20_Emphasis"><text:span text:style-name="T315"> </text:span></text:span><text:span text:style-name="Strong_20_Emphasis"><text:span text:style-name="T316">en</text:span></text:span><text:span text:style-name="Strong_20_Emphasis"><text:span text:style-name="T315"> </text:span></text:span><text:span text:style-name="Strong_20_Emphasis"><text:span text:style-name="T317">k</text:span></text:span><text:span text:style-name="Strong_20_Emphasis"><text:span text:style-name="T303">lik op </text:span></text:span><text:span text:style-name="Strong_20_Emphasis"><text:span text:style-name="T318">Verder</text:span></text:span><text:span text:style-name="Strong_20_Emphasis"><text:span text:style-name="T303">.</text:span></text:span></text:p>
          </table:table-cell>
        </table:table-row>
      </table:table>
      <text:p text:style-name="P46"><text:span text:style-name="Strong_20_Emphasis"><text:span text:style-name="T162"/></text:span></text:p>
      <text:list xml:id="list131124146248664" text:continue-numbering="true" text:style-name="L1">
        <text:list-item>
          <text:p text:style-name="P96"><text:span text:style-name="Strong_20_Emphasis"><text:span text:style-name="T195">Installatie </text:span></text:span><text:span text:style-name="Strong_20_Emphasis"><text:span text:style-name="T196">afronden</text:span></text:span></text:p>
        </text:list-item>
      </text:list>
      <text:p text:style-name="P50"><text:span text:style-name="Strong_20_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55285558432">
          <table:table-cell table:style-name="_33_._5f_Installatie_5f_afronden.A1" office:value-type="string">
            <text:p text:style-name="P55"><text:span text:style-name="Strong_20_Emphasis"><text:span text:style-name="T102"><text:s/></text:span></text:span><text:span text:style-name="Strong_20_Emphasis"><text:span text:style-name="T150"><draw:control text:anchor-type="as-char" draw:z-index="5" draw:name="Vorm24" draw:style-name="gr1" draw:text-style-name="P10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82">Aanmelden als </text:span></text:span><text:span text:style-name="Definition"><text:span text:style-name="T374">gebruiker</text:span></text:span><text:span text:style-name="Strong_20_Emphasis"><text:span text:style-name="T82">.</text:span></text:span></text:p>
          </table:table-cell>
        </table:table-row>
        <table:table-row table:style-name="TableLine9395528594491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3"><text:span text:style-name="Strong_20_Emphasis"><text:span text:style-name="T163"/></text:span></text:p>
          </table:table-cell>
        </table:table-row>
        <table:table-row table:style-name="TableLine93955286067824">
          <table:table-cell table:style-name="_33_._5f_Installatie_5f_afronden.A1" office:value-type="string">
            <text:p text:style-name="P55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93">V</text:span></text:span><text:span text:style-name="Strong_20_Emphasis"><text:span text:style-name="T83">olg de aanwijzingen </text:span></text:span><text:span text:style-name="Strong_20_Emphasis"><text:span text:style-name="T94">op de schermen</text:span></text:span><text:span text:style-name="Strong_20_Emphasis"><text:span text:style-name="T169">.</text:span></text:span></text:p>
          </table:table-cell>
        </table:table-row>
        <table:table-row table:style-name="TableLine9395528606811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3955286068400">
          <table:table-cell table:style-name="_33_._5f_Installatie_5f_afronden.A1" office:value-type="string">
            <text:p text:style-name="P55"><text:span text:style-name="Strong_20_Emphasis"><text:span text:style-name="T102"><text:s/></text:span></text:span><text:span text:style-name="Strong_20_Emphasis"><text:span text:style-name="T150"><draw:control text:anchor-type="as-char" draw:z-index="6" draw:name="Vorm27" draw:style-name="gr1" draw:text-style-name="P10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84">Voeg </text:span></text:span><text:span text:style-name="Strong_20_Emphasis"><text:span text:style-name="T85">eventuele </text:span></text:span><text:span text:style-name="Strong_20_Emphasis"><text:span text:style-name="T86">extra </text:span></text:span><text:span text:style-name="Strong_20_Emphasis"><text:span text:style-name="T185">Standaard</text:span></text:span><text:span text:style-name="Strong_20_Emphasis"><text:span text:style-name="T92"> of </text:span></text:span><text:span text:style-name="Strong_20_Emphasis"><text:span text:style-name="T185">Beheerder</text:span></text:span><text:span text:style-name="Strong_20_Emphasis"><text:span text:style-name="T86"> </text:span></text:span><text:span text:style-name="Definition"><text:span text:style-name="T5">gebruiker</text:span></text:span><text:span text:style-name="Strong_20_Emphasis"><text:span text:style-name="T164">s</text:span></text:span><text:span text:style-name="Strong_20_Emphasis"><text:span text:style-name="T166"> </text:span></text:span><text:span text:style-name="Strong_20_Emphasis"><text:span text:style-name="T165">toe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117"><text:note text:id="ftn8" text:note-class="footnote"><text:note-citation>1</text:note-citation><text:note-body><text:p text:style-name="P44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</text:span></text:span><text:span text:style-name="Strong_20_Emphasis"><text:span text:style-name="T126">bij </text:span></text:span><text:span text:style-name="Strong_20_Emphasis"><text:span text:style-name="T189">Instellingen </text:span></text:span><text:span text:style-name="Strong_20_Emphasis"><text:span text:style-name="T127">rechts o</text:span></text:span><text:span text:style-name="Strong_20_Emphasis"><text:span text:style-name="T103">p </text:span></text:span><text:span text:style-name="Strong_20_Emphasis"><text:span text:style-name="T190">Gebruikers</text:span></text:span><text:span text:style-name="Strong_20_Emphasis"><text:span text:style-name="T128">.</text:span></text:span></text:p>
          </table:table-cell>
        </table:table-row>
        <table:table-row table:style-name="TableLine93955286068688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9"><text:span text:style-name="Strong_20_Emphasis"><text:span text:style-name="T156">Klik links</text:span></text:span><text:span text:style-name="Strong_20_Emphasis"><text:span text:style-name="T170"> </text:span></text:span><text:span text:style-name="Strong_20_Emphasis"><text:span text:style-name="T129">op </text:span></text:span><text:span text:style-name="Strong_20_Emphasis"><text:span text:style-name="T177">Ontgrendelen</text:span></text:span><text:span text:style-name="Strong_20_Emphasis"><text:span text:style-name="T129"> </text:span></text:span><text:span text:style-name="Strong_20_Emphasis"><text:span text:style-name="T130">en daarna op </text:span></text:span><text:span text:style-name="Strong_20_Emphasis"><text:span text:style-name="T202">Gebruik</text:span></text:span><text:span text:style-name="Strong_20_Emphasis"><text:span text:style-name="T203">er</text:span></text:span><text:span text:style-name="Strong_20_Emphasis"><text:span text:style-name="T202"> toevoegen</text:span></text:span><text:span text:style-name="Strong_20_Emphasis"><text:span text:style-name="T130">.</text:span></text:span></text:p>
          </table:table-cell>
        </table:table-row>
        <table:table-row table:style-name="TableLine93955286068976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9"><text:span text:style-name="Strong_20_Emphasis"><text:span text:style-name="T170">Sluit </text:span></text:span><text:span text:style-name="Strong_20_Emphasis"><text:span text:style-name="T202">Gebruiker toevoegen</text:span></text:span><text:span text:style-name="Strong_20_Emphasis"><text:span text:style-name="T130">.</text:span></text:span></text:p>
          </table:table-cell>
        </table:table-row>
        <table:table-row table:style-name="TableLine93955286069264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3955286069552">
          <table:table-cell table:style-name="_33_._5f_Installatie_5f_afronden.A1" office:value-type="string">
            <text:p text:style-name="P54"><text:span text:style-name="Strong_20_Emphasis"><text:span text:style-name="T102"><text:s/></text:span></text:span><text:span text:style-name="Strong_20_Emphasis"><text:span text:style-name="T150"><draw:control text:anchor-type="as-char" draw:z-index="13" draw:name="Vorm4_1" draw:style-name="gr1" draw:text-style-name="P10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9" text:note-class="footnote"><text:note-citation>2</text:note-citation><text:note-body><text:p text:style-name="P90"><text:span text:style-name="T399">Debian-p</text:span>akket kz plaatst documenten en scripts van Karel Zimmer <text:span text:style-name="T39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3"> </text:span></text:span><text:span text:style-name="Strong_20_Emphasis"><text:span text:style-name="T147">via </text:span></text:span><text:span text:style-name="Strong_20_Emphasis"><text:span text:style-name="T111">een </text:span></text:span><text:span text:style-name="Strong_20_Emphasis"><text:span text:style-name="T131">druk</text:span></text:span><text:span text:style-name="Strong_20_Emphasis"><text:span text:style-name="T111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2">Terminalvenster</text:span></text:span><text:span text:style-name="Strong_20_Emphasis"><text:span text:style-name="T105">.</text:span></text:span></text:p>
          </table:table-cell>
        </table:table-row>
        <table:table-row table:style-name="TableLine93955286069840">
          <table:table-cell table:style-name="_33_._5f_Installatie_5f_afronden.A1" office:value-type="string">
            <text:p text:style-name="P57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62"><text:span text:style-name="T382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33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95528607012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3"><text:span text:style-name="T379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3955286070416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55286070704">
          <table:table-cell table:style-name="_33_._5f_Installatie_5f_afronden.A1" office:value-type="string">
            <text:p text:style-name="P55"><text:span text:style-name="Strong_20_Emphasis"><text:span text:style-name="T102"><text:s/></text:span></text:span><text:span text:style-name="Strong_20_Emphasis"><text:span text:style-name="T150"><draw:control text:anchor-type="as-char" draw:z-index="7" draw:name="Vorm37" draw:style-name="gr1" draw:text-style-name="P10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134">Rond de</text:span></text:span><text:span text:style-name="Strong_20_Emphasis"><text:span text:style-name="T135"> installatie </text:span></text:span><text:span text:style-name="Strong_20_Emphasis"><text:span text:style-name="T134">af</text:span></text:span><text:span text:style-name="Strong_20_Emphasis"><text:span text:style-name="T134"><text:note text:id="ftn10" text:note-class="footnote"><text:note-citation>3</text:note-citation><text:note-body><text:p text:style-name="Footnote">De installatie kan <text:span text:style-name="T395">ge</text:span>controle<text:span text:style-name="T395">e</text:span>r<text:span text:style-name="T395">d worden </text:span>op volledigheid met <text:span text:style-name="T396">bestand</text:span> <text:span text:style-name="T390">Persoonlijke map / kz / Apps</text:span>.</text:p></text:note-body></text:note></text:span></text:span><text:span text:style-name="Strong_20_Emphasis"><text:span text:style-name="T134">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7">.</text:span></text:span></text:p>
          </table:table-cell>
        </table:table-row>
        <table:table-row table:style-name="TableLine93955286070992">
          <table:table-cell table:style-name="_33_._5f_Installatie_5f_afronden.A1" office:value-type="string">
            <text:p text:style-name="P55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4">3</text:span></text:span><text:span text:style-name="Strong_20_Emphasis"><text:span text:style-name="T171"> </text:span></text:span><text:span text:style-name="Strong_20_Emphasis"><text:span text:style-name="T205">Installatie</text:span></text:span><text:span text:style-name="Strong_20_Emphasis"><text:span text:style-name="T206"> </text:span></text:span><text:span text:style-name="Strong_20_Emphasis"><text:span text:style-name="T207">afrond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.</text:span></text:span></text:p>
          </table:table-cell>
        </table:table-row>
      </table:table>
      <text:p text:style-name="P50"><text:span text:style-name="Strong_20_Emphasis"><text:span text:style-name="T82"><text:tab/></text:span></text:span></text:p>
      <text:p text:style-name="P51"><text:span text:style-name="Strong_20_Emphasis"><text:span text:style-name="T123"/></text:span></text:p>
      <text:p text:style-name="P52"><text:span text:style-name="Strong_20_Emphasis"><text:span text:style-name="T110"/></text:span></text:p>
      <text:list xml:id="list131123710380307" text:continue-numbering="true" text:style-name="L1">
        <text:list-item>
          <text:p text:style-name="P101"><text:span text:style-name="Strong_20_Emphasis"><text:span text:style-name="T368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955264319712">
          <table:table-cell table:style-name="Tabel2.A1" office:value-type="string">
            <text:p text:style-name="P63"><text:span text:style-name="Strong_20_Emphasis"><text:span text:style-name="T102"><text:s/></text:span></text:span><text:span text:style-name="Strong_20_Emphasis"><text:span text:style-name="T150"><draw:control text:anchor-type="as-char" draw:z-index="14" draw:name="Vorm40_0" draw:style-name="gr1" draw:text-style-name="P104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2">Aanmelden als </text:span></text:span><text:span text:style-name="Definition"><text:span text:style-name="T374">gebruiker</text:span></text:span><text:span text:style-name="Strong_20_Emphasis"><text:span text:style-name="T140"><text:note text:id="ftn11" text:note-class="footnote"><text:note-citation>1</text:note-citation><text:note-body><text:p text:style-name="P79"><text:span text:style-name="User_20_Entry"><text:span text:style-name="T226">E</text:span></text:span><text:span text:style-name="User_20_Entry"><text:span text:style-name="T227">ventuele extra </text:span></text:span><text:span text:style-name="User_20_Entry"><text:span text:style-name="T228">gebruiker</text:span></text:span><text:span text:style-name="User_20_Entry"><text:span text:style-name="T227">s aanmelden en dezelfde stappen uitvoeren.</text:span></text:span></text:p></text:note-body></text:note></text:span></text:span><text:span text:style-name="Strong_20_Emphasis"><text:span text:style-name="T82">.</text:span></text:span></text:p>
          </table:table-cell>
        </table:table-row>
        <table:table-row table:style-name="TableLine9395527604556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3955339710512">
          <table:table-cell table:style-name="Tabel2.A1" office:value-type="string">
            <text:p text:style-name="P71"><text:span text:style-name="Strong_20_Emphasis"><text:span text:style-name="T102"><text:s/></text:span></text:span><text:span text:style-name="Strong_20_Emphasis"><text:span text:style-name="T150"><draw:control text:anchor-type="as-char" draw:z-index="16" draw:name="Vorm40_2" draw:style-name="gr1" draw:text-style-name="P104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41">R</text:span></text:span><text:span text:style-name="Strong_20_Emphasis"><text:span text:style-name="T142">icht </text:span></text:span><text:span text:style-name="Strong_20_Emphasis"><text:span text:style-name="T143">de </text:span></text:span><text:span text:style-name="Definition"><text:span text:style-name="T6">gebruiker</text:span></text:span><text:span text:style-name="Strong_20_Emphasis"><text:span text:style-name="T142"> </text:span></text:span><text:span text:style-name="Strong_20_Emphasis"><text:span text:style-name="T144">in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 text:id="ftn12" text:note-class="footnote"><text:note-citation>2</text:note-citation><text:note-body><text:p text:style-name="P76"><text:span text:style-name="T234">D</text:span>e <text:span text:style-name="T360">Super</text:span>-toets <text:span text:style-name="T234">is </text:span>de Windows<text:span text:style-name="T364">-</text:span><text:span text:style-name="T359">toets</text:span>, <text:span text:style-name="T364">C</text:span>ommand-<text:span text:style-name="T359">toets</text:span>, of <text:span text:style-name="T364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7">.</text:span></text:span></text:p>
          </table:table-cell>
        </table:table-row>
        <table:table-row table:style-name="TableLine93955339784800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4">4 </text:span></text:span><text:span text:style-name="Strong_20_Emphasis"><text:span text:style-name="T179">Gebruiker inricht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</text:span></text:span><text:span text:style-name="Strong_20_Emphasis"><text:span text:style-name="T172">.</text:span></text:span></text:p>
          </table:table-cell>
        </table:table-row>
        <table:table-row table:style-name="TableLine93955286012048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/>
          </table:table-cell>
        </table:table-row>
        <table:table-row table:style-name="TableLine93955286012048">
          <table:table-cell table:style-name="Tabel2.A1" office:value-type="string">
            <text:p text:style-name="P63"><text:span text:style-name="Strong_20_Emphasis"><text:span text:style-name="T102"><text:s/></text:span></text:span><text:span text:style-name="Strong_20_Emphasis"><text:span text:style-name="T150"><draw:control text:anchor-type="as-char" draw:z-index="22" draw:name="Vorm40_ 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21"><text:span text:style-name="Strong_20_Emphasis"><text:span text:style-name="T82">Aanmelden als </text:span></text:span><text:span text:style-name="Definition"><text:span text:style-name="T374">gebruiker</text:span></text:span><text:span text:style-name="Definition"><text:span text:style-name="T417"><text:note-ref text:note-class="footnote" text:reference-format="text" text:ref-name="ftn11">1</text:note-ref></text:span></text:span><text:span text:style-name="Strong_20_Emphasis"><text:span text:style-name="T82">.</text:span></text:span></text:p>
          </table:table-cell>
        </table:table-row>
        <table:table-row table:style-name="TableLine93955286012048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/>
          </table:table-cell>
        </table:table-row>
        <table:table-row table:style-name="TableLine93955338840080">
          <table:table-cell table:style-name="Tabel2.A1" office:value-type="string">
            <text:p text:style-name="P40"><text:span text:style-name="Strong_20_Emphasis"><text:s/></text:span><text:span text:style-name="T101"><draw:control text:anchor-type="as-char" draw:z-index="20" draw:name="Vorm40_ 2" draw:style-name="gr1" draw:text-style-name="P104" svg:width="0.35cm" svg:height="0.35cm" draw:control="control21"/></text:span></text:p>
          </table:table-cell>
          <table:table-cell table:style-name="Tabel2.A1" office:value-type="string">
            <text:p text:style-name="P85">Wijzig <text:span text:style-name="T397">indien gewenst </text:span><text:span text:style-name="T392">de g</text:span>ebruikersfoto <text:span text:style-name="T391">v</text:span><text:span text:style-name="T383">ia </text:span><text:span text:style-name="T384">een druk op </text:span><text:span text:style-name="T383">d</text:span><text:span text:style-name="T292">e </text:span><text:span text:style-name="T293">Super</text:span><text:span text:style-name="T292">-toets</text:span><text:span text:style-name="T302"><text:note-ref text:note-class="footnote" text:reference-format="text" text:ref-name="ftn12">2</text:note-ref></text:span><text:span text:style-name="T292">, </text:span><text:span text:style-name="T294">zoek </text:span><text:span text:style-name="T289">gebr</text:span><text:span text:style-name="T294"> en klik achter </text:span><text:span text:style-name="T288">Instellingen</text:span><text:span text:style-name="T294"> op </text:span><text:span text:style-name="T289">Gebruikers</text:span><text:span text:style-name="T292">.</text:span></text:p>
            <text:p text:style-name="P84"><text:span text:style-name="T295">Klik op </text:span><text:span text:style-name="Strong_20_Emphasis"><text:span text:style-name="T252">Ontgrendelen</text:span></text:span><text:span text:style-name="T295">.</text:span></text:p>
            <text:p text:style-name="P84"><text:span text:style-name="T295">Klik op afbeelding voor </text:span><text:span text:style-name="Definition"><text:span text:style-name="T9">gebruiker</text:span></text:span><text:span text:style-name="T295">.</text:span></text:p>
            <text:p text:style-name="P86"><text:span text:style-name="T295">Klik op </text:span><text:span text:style-name="Strong_20_Emphasis"><text:span text:style-name="T252">Selecteer een bestand</text:span></text:span><text:span text:style-name="T295">.</text:span><text:span text:style-name="T292"><text:line-break/></text:span><text:span text:style-name="T298">Selecteer </text:span><text:span text:style-name="T299">indien aanwezig</text:span><text:span text:style-name="T296"> </text:span><text:span text:style-name="T286">Gebruikersfoto</text:span><text:span text:style-name="T296"> </text:span><text:span text:style-name="T297">in</text:span><text:span text:style-name="T296"> </text:span><text:span text:style-name="T290">Persoonlijke map</text:span><text:span text:style-name="T296"> / </text:span><text:span text:style-name="T290">kz-</text:span><text:span text:style-name="T291">data</text:span><text:span text:style-name="T271">.</text:span></text:p>
          </table:table-cell>
        </table:table-row>
      </table:table>
      <text:p text:style-name="P18"><text:span text:style-name="Strong_20_Emphasis"><text:span text:style-name="T145"/></text:span></text:p>
      <text:p text:style-name="P37"/>
      <text:p text:style-name="P41"><text:span text:style-name="T243">E</text:span><text:span text:style-name="T244">inde c</text:span><text:span text:style-name="T245">hecklist, </text:span><text:span text:style-name="T246">d</text:span><text:span text:style-name="T245">e installatie van </text:span><text:span text:style-name="T245"><text:reference-ref text:reference-format="text" text:ref-name="Distributie">Ubuntu</text:reference-ref></text:span><text:span text:style-name="T245"><text:s/></text:span><text:span text:style-name="T247"><text:reference-ref text:reference-format="text" text:ref-name="Versie">22.04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52"> </text:span><text:span text:style-name="T245"><text:reference-ref text:reference-format="text" text:ref-name="Editie">Desktop</text:reference-ref></text:span><text:span text:style-name="T245"><text:s/>is voltooid.</text:span></text:p>
      <text:p text:style-name="P16"/>
      <text:p text:style-name="P6"><text:span text:style-name="T158">Geschreven</text:span><text:span text:style-name="T87"> door Karel Zimmer &lt;</text:span><text:a xlink:type="simple" xlink:href="mailto:info@karelzimmer.nl" text:style-name="Internet_20_link" text:visited-style-name="Visited_20_Internet_20_Link"><text:span text:style-name="T379">info@karelzimmer.nl</text:span></text:a><text:span text:style-name="T87">&gt;</text:span><text:span text:style-name="T8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4T13:11:23.262926456">14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4T13:11:17.933618901</dc:date>
    <meta:keyword>Installatie</meta:keyword>
    <meta:keyword>Checklist</meta:keyword>
    <meta:keyword>Linux</meta:keyword>
    <meta:editing-cycles>6483</meta:editing-cycles>
    <meta:editing-duration>P11DT11H18M58S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816" meta:character-count="5678" meta:non-whitespace-character-count="4894"/>
    <meta:user-defined meta:name="Info 1"/>
    <meta:user-defined meta:name="Info 2"/>
    <meta:user-defined meta:name="Info 3"/>
    <meta:user-defined meta:name="Info 4"/>
  </office:meta>
</office:document-meta>
</file>